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officeooo:rsid="001c3bef" officeooo:paragraph-rsid="001c3bef"/>
    </style:style>
    <style:style style:name="P2" style:family="paragraph" style:parent-style-name="Standard" style:list-style-name="L1">
      <style:text-properties style:font-name="Times New Roman" officeooo:rsid="002dc3a1" officeooo:paragraph-rsid="002dc3a1"/>
    </style:style>
    <style:style style:name="P3" style:family="paragraph" style:parent-style-name="Standard" style:list-style-name="L1">
      <style:text-properties style:font-name="Times New Roman" officeooo:rsid="002dcd70" officeooo:paragraph-rsid="002dcd70"/>
    </style:style>
    <style:style style:name="P4" style:family="paragraph" style:parent-style-name="Standard" style:list-style-name="L1">
      <style:text-properties style:font-name="Times New Roman" officeooo:rsid="002f92b4" officeooo:paragraph-rsid="002f92b4"/>
    </style:style>
    <style:style style:name="P5" style:family="paragraph" style:parent-style-name="Standard" style:list-style-name="L1">
      <style:text-properties style:font-name="Times New Roman" officeooo:rsid="00222046" officeooo:paragraph-rsid="0031df9b"/>
    </style:style>
    <style:style style:name="P6" style:family="paragraph" style:parent-style-name="Standard" style:list-style-name="L1">
      <style:text-properties style:font-name="Times New Roman" officeooo:rsid="00222046" officeooo:paragraph-rsid="00222046"/>
    </style:style>
    <style:style style:name="P7" style:family="paragraph" style:parent-style-name="Standard" style:list-style-name="L1">
      <style:text-properties style:font-name="Times New Roman" officeooo:rsid="00240226" officeooo:paragraph-rsid="00322d02"/>
    </style:style>
    <style:style style:name="P8" style:family="paragraph" style:parent-style-name="Standard" style:list-style-name="L1">
      <style:text-properties style:font-name="Times New Roman" officeooo:rsid="00322d02" officeooo:paragraph-rsid="00322d02"/>
    </style:style>
    <style:style style:name="P9" style:family="paragraph" style:parent-style-name="Standard" style:list-style-name="L1">
      <style:text-properties style:font-name="Times New Roman" officeooo:rsid="0027115e" officeooo:paragraph-rsid="0027115e"/>
    </style:style>
    <style:style style:name="P10" style:family="paragraph" style:parent-style-name="Standard" style:list-style-name="L1">
      <style:text-properties style:font-name="Times New Roman" officeooo:rsid="0028bce7" officeooo:paragraph-rsid="0028bce7"/>
    </style:style>
    <style:style style:name="P11" style:family="paragraph" style:parent-style-name="Standard" style:list-style-name="L1">
      <style:text-properties style:font-name="Times New Roman" officeooo:rsid="002aa095" officeooo:paragraph-rsid="002aa095"/>
    </style:style>
    <style:style style:name="P12" style:family="paragraph" style:parent-style-name="Standard" style:list-style-name="L1">
      <style:text-properties style:font-name="Times New Roman" officeooo:rsid="002bec7f" officeooo:paragraph-rsid="002bec7f"/>
    </style:style>
    <style:style style:name="P13" style:family="paragraph" style:parent-style-name="Standard" style:list-style-name="L1">
      <style:text-properties style:font-name="Times New Roman" officeooo:rsid="004306d6" officeooo:paragraph-rsid="004306d6"/>
    </style:style>
    <style:style style:name="P14" style:family="paragraph" style:parent-style-name="Standard" style:list-style-name="L1">
      <style:text-properties style:font-name="Times New Roman" officeooo:rsid="00380f51" officeooo:paragraph-rsid="00380f51"/>
    </style:style>
    <style:style style:name="P15" style:family="paragraph" style:parent-style-name="Standard" style:list-style-name="L1">
      <style:text-properties style:font-name="Times New Roman" officeooo:rsid="0039f3b1" officeooo:paragraph-rsid="0039f3b1"/>
    </style:style>
    <style:style style:name="P16" style:family="paragraph" style:parent-style-name="Standard" style:list-style-name="L1">
      <style:text-properties style:font-name="Times New Roman" officeooo:rsid="0044263c" officeooo:paragraph-rsid="0044263c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7435411402924433" text:style-name="L1">
        <text:list-item>
          <text:p text:style-name="P1">Operating System <text:span text:style-name="T1">daily use</text:span></text:p>
          <text:list>
            <text:list-item>
              <text:p text:style-name="P2">Use Ubuntu Linux for daily use:</text:p>
              <text:list>
                <text:list-item>
                  <text:p text:style-name="P3"><text:span text:style-name="T3">b</text:span>rowse web pages</text:p>
                </text:list-item>
                <text:list-item>
                  <text:p text:style-name="P3"><text:span text:style-name="T3">w</text:span>atch Youtube movies</text:p>
                </text:list-item>
                <text:list-item>
                  <text:p text:style-name="P3"><text:span text:style-name="T3">d</text:span>ownload podcast from BBC Podcast</text:p>
                </text:list-item>
                <text:list-item>
                  <text:p text:style-name="P3"><text:span text:style-name="T3">l</text:span>isten to .mp3 music</text:p>
                </text:list-item>
                <text:list-item>
                  <text:p text:style-name="P3"><text:span text:style-name="T3">w</text:span>rite documents using the LibreOffice Writer</text:p>
                </text:list-item>
                <text:list-item>
                  <text:p text:style-name="P4"><text:span text:style-name="T3">pl</text:span>ay MAME games, <text:span text:style-name="T2">such as The King of The Fighters 1998 and so on...</text:span></text:p>
                </text:list-item>
                <text:list-item>
                  <text:p text:style-name="P16">install Ubuntu via ISO or CD</text:p>
                </text:list-item>
              </text:list>
            </text:list-item>
            <text:list-item>
              <text:p text:style-name="P5">Use Terminal to automate daily operations, such as: </text:p>
              <text:list>
                <text:list-item>
                  <text:p text:style-name="P5">file operations</text:p>
                </text:list-item>
                <text:list-item>
                  <text:p text:style-name="P7">source code version control</text:p>
                </text:list-item>
                <text:list-item>
                  <text:p text:style-name="P8">configure and customize the OS, and so on...</text:p>
                </text:list-item>
              </text:list>
            </text:list-item>
            <text:list-item>
              <text:p text:style-name="P6">Set up <text:span text:style-name="T4">the </text:span>developing environment<text:span text:style-name="T5">s</text:span>:</text:p>
              <text:list>
                <text:list-item>
                  <text:p text:style-name="P9">Set up Git, the distributed version control system</text:p>
                </text:list-item>
                <text:list-item>
                  <text:p text:style-name="P10">Set up Python developing environment</text:p>
                </text:list-item>
                <text:list-item>
                  <text:p text:style-name="P11">Set up Android developing environment</text:p>
                </text:list-item>
                <text:list-item>
                  <text:p text:style-name="P12">Document how those environments are set up</text:p>
                </text:list-item>
              </text:list>
            </text:list-item>
          </text:list>
        </text:list-item>
        <text:list-item>
          <text:p text:style-name="P13">Learn Vim the editor</text:p>
        </text:list-item>
        <text:list-item>
          <text:p text:style-name="P14">Learn Python the programming language</text:p>
        </text:list-item>
        <text:list-item>
          <text:p text:style-name="P15">Learn <text:span text:style-name="T6">Django, the Python RESTful Web Frame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Linux_X86_64 LibreOffice_project/420m0$Build-2</meta:generator>
    <dc:date>2014-07-26T10:44:57.386700098</dc:date>
    <meta:editing-duration>PT15M52S</meta:editing-duration>
    <meta:editing-cycles>39</meta:editing-cycles>
    <meta:document-statistic meta:table-count="0" meta:image-count="0" meta:object-count="0" meta:page-count="1" meta:paragraph-count="21" meta:word-count="140" meta:character-count="754" meta:non-whitespace-character-count="655"/>
  </office:meta>
</office:document-meta>
</file>